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fc55b" officeooo:paragraph-rsid="000fc55b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Properties of Argument:</text:p>
      <text:p text:style-name="P1"/>
      <text:p text:style-name="P1">i)It represents the list of arguments that were passed in when invoking the function.</text:p>
      <text:p text:style-name="P1">ii) The​ arguments object is not an Array. It is similar, but does not have any Array</text:p>
      <text:p text:style-name="P1">properties</text:p>
      <text:p text:style-name="P1">except length.</text:p>
      <text:p text:style-name="P1">iii) The argumentsobject is a local variable available within all non-arrow func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1:10:00.432681455</meta:creation-date>
    <dc:date>2019-03-18T11:12:06.643404520</dc:date>
    <meta:editing-duration>PT2M7S</meta:editing-duration>
    <meta:editing-cycles>1</meta:editing-cycles>
    <meta:document-statistic meta:table-count="0" meta:image-count="0" meta:object-count="0" meta:page-count="1" meta:paragraph-count="6" meta:word-count="35" meta:character-count="305" meta:non-whitespace-character-count="198"/>
    <meta:generator>LibreOffice/6.0.7.3$Linux_X86_64 LibreOffice_project/00m0$Build-3</meta:generator>
  </office:meta>
</office:document-meta>
</file>